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auto-grow-height="false" fo:min-height="0.749cm" fo:min-width="0.499cm" fo:wrap-option="no-wrap"/>
    </style:style>
    <style:style style:name="gr5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6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Dashed_20__28_var_29_" svg:stroke-width="0.159cm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081cm" svg:stroke-color="#006600" draw:marker-start="" draw:marker-start-width="0.321cm" draw:marker-end-width="0.321cm" draw:fill="none" draw:fill-color="#ffcc99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6600" draw:marker-start="" draw:marker-start-width="0.321cm" draw:marker-end-width="0.321cm" draw:fill="none" draw:fill-color="#ffcc99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6600" draw:marker-start="" draw:marker-start-width="0.321cm" draw:marker-end-width="0.321cm" draw:fill="none" draw:fill-color="#ccff99" draw:textarea-horizontal-align="justify" draw:textarea-vertical-align="middle" draw:auto-grow-height="fals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6600" draw:marker-start="" draw:marker-start-width="0.321cm" draw:marker-end-width="0.321cm" draw:fill="none" draw:fill-color="#ccff99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objectwithoutfill">
      <style:graphic-properties draw:stroke="dash" draw:stroke-dash="Dashed_20__28_var_29_" svg:stroke-width="0.159cm" svg:stroke-color="#006600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15" style:family="graphic" style:parent-style-name="objectwithoutfill">
      <style:graphic-properties svg:stroke-width="0.081cm" svg:stroke-color="#0066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3.8999996185303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style:text-position="0% 100%" fo:font-size="23.8999996185303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text-properties fo:color="#004586" fo:font-size="24pt"/>
    </style:style>
    <style:style style:name="P7" style:family="paragraph">
      <style:paragraph-properties fo:text-align="center"/>
      <style:text-properties fo:color="#006600" style:text-position="0% 100%" fo:font-size="23.8999996185303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  <style:text-properties fo:color="#006600" fo:font-size="17.8999996185303pt"/>
    </style:style>
    <style:style style:name="P9" style:family="paragraph">
      <style:paragraph-properties fo:text-align="center"/>
      <style:text-properties fo:color="#006600" fo:font-size="23.8999996185303pt" fo:font-weight="normal" style:font-size-asian="24pt" style:font-weight-asian="normal" style:font-size-complex="24pt" style:font-weight-complex="normal"/>
    </style:style>
    <style:style style:name="P10" style:family="paragraph">
      <style:text-properties style:font-name="Time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>
      <style:text-properties fo:color="#006600" style:font-name="Time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2" style:family="paragraph">
      <style:text-properties fo:color="#006600" fo:font-size="24pt" fo:font-weight="bold" style:font-weight-asian="bold" style:font-weight-complex="bold"/>
    </style:style>
    <style:style style:name="T1" style:family="text">
      <style:text-properties fo:color="#ffffff" fo:font-size="17.8999996185303pt"/>
    </style:style>
    <style:style style:name="T2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4586" fo:font-size="24pt"/>
    </style:style>
    <style:style style:name="T5" style:family="text">
      <style:text-properties fo:color="#006600" style:text-position="0% 100%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6600" fo:font-size="17.8999996185303pt"/>
    </style:style>
    <style:style style:name="T7" style:family="text">
      <style:text-properties fo:color="#006600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Time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9" style:family="text">
      <style:text-properties fo:color="#006600" style:font-name="Time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0" style:family="text">
      <style:text-properties fo:color="#006600"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3" draw:id="id3" draw:layer="layout" svg:width="4.543cm" svg:height="3cm" svg:x="0.553cm" svg:y="0.497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99cm" svg:height="2cm" svg:x="13.48cm" svg:y="0.995cm">
          <text:p text:style-name="P2"><text:span text:style-name="T1">S2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draw:layer="layout" svg:width="4.543cm" svg:height="1.4cm" svg:x="0.553cm" svg:y="0.497cm">
          <text:p text:style-name="P2"><text:span text:style-name="T2">SElement</text:span></text:p>
          <draw:enhanced-geometry svg:viewBox="0 0 21600 21600" draw:type="rectangle" draw:enhanced-path="M 0 0 L 21600 0 21600 21600 0 21600 0 0 Z N"/>
        </draw:custom-shape>
        <draw:custom-shape draw:style-name="gr4" draw:layer="layout" svg:width="9.198cm" svg:height="11.299cm" svg:x="0.102cm" svg:y="0.1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10.6cm" svg:height="11.299cm" svg:x="9.9cm" svg:y="0.1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9.2cm" svg:height="11.299cm" svg:x="21.1cm" svg:y="0.10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5" xml:id="id2" draw:id="id2" draw:layer="layout" svg:width="4.543cm" svg:height="3cm" svg:x="25.157cm" svg:y="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43cm" svg:height="1.4cm" svg:x="25.157cm" svg:y="0.5cm">
          <text:p text:style-name="P2"><text:span text:style-name="T3">TElement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6.879cm" svg:y1="1.995cm" svg:x2="25.157cm" svg:y2="2cm" draw:start-shape="id1" draw:start-glue-point="7" draw:end-shape="id2" draw:end-glue-point="3" svg:d="M16879 1995l8278 5" svg:viewBox="0 0 8279 6">
          <text:p/>
        </draw:connector>
        <draw:connector draw:style-name="gr7" draw:text-style-name="P2" draw:layer="layout" draw:type="line" svg:x1="13.48cm" svg:y1="1.995cm" svg:x2="5.096cm" svg:y2="1.997cm" draw:start-shape="id1" draw:start-glue-point="5" draw:end-shape="id3" draw:end-glue-point="1" svg:d="M13480 1995l-8384 2" svg:viewBox="0 0 8385 3">
          <text:p/>
        </draw:connector>
        <draw:frame draw:style-name="gr8" draw:text-style-name="P6" draw:layer="layout" svg:width="6.2cm" svg:height="1.204cm" svg:x="3.6cm" svg:y="10.3cm">
          <draw:text-box>
            <text:p><text:span text:style-name="T4">Source Model</text:span></text:p>
          </draw:text-box>
        </draw:frame>
        <draw:frame draw:style-name="gr8" draw:text-style-name="P6" draw:layer="layout" svg:width="9.7cm" svg:height="1.204cm" svg:x="11.1cm" svg:y="10.3cm">
          <draw:text-box>
            <text:p><text:span text:style-name="T4">Correspondence Model</text:span></text:p>
          </draw:text-box>
        </draw:frame>
        <draw:frame draw:style-name="gr8" draw:text-style-name="P6" draw:layer="layout" svg:width="6.2cm" svg:height="1.204cm" svg:x="24.9cm" svg:y="10.3cm">
          <draw:text-box>
            <text:p><text:span text:style-name="T4">Target Model</text:span></text:p>
          </draw:text-box>
        </draw:frame>
        <draw:custom-shape draw:style-name="gr9" draw:text-style-name="P1" xml:id="id6" draw:id="id6" draw:layer="layout" svg:width="4.543cm" svg:height="3cm" svg:x="0.5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" draw:id="id7" draw:layer="layout" svg:width="4.543cm" svg:height="1.4cm" svg:x="0.5cm" svg:y="6.2cm">
          <text:p text:style-name="P2"><text:span text:style-name="T5">REle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4" draw:id="id4" draw:layer="layout" svg:width="3.399cm" svg:height="2cm" svg:x="13.401cm" svg:y="6.7cm">
          <text:p text:style-name="P2"><text:span text:style-name="T6">R2U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5" xml:id="id5" draw:id="id5" draw:layer="layout" svg:width="4.543cm" svg:height="3cm" svg:x="25.057cm" svg:y="6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43cm" svg:height="1.4cm" svg:x="25.057cm" svg:y="6.2cm">
          <text:p text:style-name="P2"><text:span text:style-name="T7">UElement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16.8cm" svg:y1="7.7cm" svg:x2="25.057cm" svg:y2="7.7cm" draw:start-shape="id4" draw:start-glue-point="7" draw:end-shape="id5" draw:end-glue-point="3" svg:d="M16800 7700h8257" svg:viewBox="0 0 8258 1">
          <text:p/>
        </draw:connector>
        <draw:connector draw:style-name="gr14" draw:text-style-name="P2" draw:layer="layout" draw:type="line" svg:x1="13.401cm" svg:y1="7.7cm" svg:x2="5.043cm" svg:y2="7.7cm" draw:start-shape="id4" draw:start-glue-point="5" draw:end-shape="id6" draw:end-glue-point="1" svg:d="M13401 7700h-8358" svg:viewBox="0 0 8359 1">
          <text:p/>
        </draw:connector>
        <draw:connector draw:style-name="gr15" draw:text-style-name="P2" draw:layer="layout" draw:type="line" svg:x1="2.771cm" svg:y1="6.2cm" svg:x2="2.824cm" svg:y2="3.497cm" draw:start-shape="id7" draw:start-glue-point="0" draw:end-shape="id3" draw:end-glue-point="2" svg:d="M2771 6200l53-2703" svg:viewBox="0 0 54 2704">
          <text:p/>
        </draw:connector>
        <draw:line draw:style-name="gr16" draw:text-style-name="P2" draw:layer="layout" svg:x1="0cm" svg:y1="5cm" svg:x2="32.6cm" svg:y2="5cm">
          <text:p/>
        </draw:line>
        <draw:frame draw:style-name="gr8" draw:text-style-name="P10" draw:layer="layout" svg:width="1.6cm" svg:height="2.254cm" svg:x="30.8cm" svg:y="3.1cm">
          <draw:text-box>
            <text:p><text:span text:style-name="T8">L</text:span></text:p>
          </draw:text-box>
        </draw:frame>
        <draw:frame draw:style-name="gr8" draw:text-style-name="P11" draw:layer="layout" svg:width="1.6cm" svg:height="2.254cm" svg:x="30.7cm" svg:y="4.7cm">
          <draw:text-box>
            <text:p><text:span text:style-name="T9">R</text:span></text:p>
          </draw:text-box>
        </draw:frame>
        <draw:frame draw:style-name="gr8" draw:text-style-name="P12" draw:layer="layout" svg:width="1.8cm" svg:height="1.204cm" svg:x="6.2cm" svg:y="6.6cm">
          <draw:text-box>
            <text:p><text:span text:style-name="T10">++</text:span></text:p>
          </draw:text-box>
        </draw:frame>
        <draw:frame draw:style-name="gr8" draw:text-style-name="P12" draw:layer="layout" svg:width="1.8cm" svg:height="1.204cm" svg:x="14.4cm" svg:y="5.7cm">
          <draw:text-box>
            <text:p><text:span text:style-name="T10">++</text:span></text:p>
          </draw:text-box>
        </draw:frame>
        <draw:frame draw:style-name="gr8" draw:text-style-name="P12" draw:layer="layout" svg:width="1.8cm" svg:height="1.204cm" svg:x="22.6cm" svg:y="6.6cm">
          <draw:text-box>
            <text:p><text:span text:style-name="T10">++</text:span></text:p>
          </draw:text-box>
        </draw:frame>
        <draw:frame draw:style-name="gr8" draw:text-style-name="P12" draw:layer="layout" svg:width="1.8cm" svg:height="1.204cm" svg:x="26.7cm" svg:y="5.2cm">
          <draw:text-box>
            <text:p><text:span text:style-name="T10">++</text:span></text:p>
          </draw:text-box>
        </draw:frame>
        <draw:frame draw:style-name="gr8" draw:text-style-name="P12" draw:layer="layout" svg:width="1.8cm" svg:height="1.204cm" svg:x="3.7cm" svg:y="5.2cm">
          <draw:text-box>
            <text:p><text:span text:style-name="T10">++</text:span></text:p>
          </draw:text-box>
        </draw:frame>
        <draw:frame draw:style-name="gr8" draw:text-style-name="P12" draw:layer="layout" svg:width="1.8cm" svg:height="1.204cm" svg:x="1.5cm" svg:y="4.8cm">
          <draw:text-box>
            <text:p><text:span text:style-name="T10">++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4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6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4.5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005cm" svg:x="1cm" svg:y="3.27cm"/>
      <draw:page-thumbnail draw:layer="backgroundobjects" svg:width="8.999cm" svg:height="6.005cm" svg:x="1cm" svg:y="11.846cm"/>
      <draw:page-thumbnail draw:layer="backgroundobjects" svg:width="8.999cm" svg:height="6.005cm" svg:x="1cm" svg:y="20.422cm"/>
      <draw:page-thumbnail draw:layer="backgroundobjects" svg:width="8.999cm" svg:height="6.005cm" svg:x="11cm" svg:y="3.27cm"/>
      <draw:page-thumbnail draw:layer="backgroundobjects" svg:width="8.999cm" svg:height="6.005cm" svg:x="11cm" svg:y="11.846cm"/>
      <draw:page-thumbnail draw:layer="backgroundobjects" svg:width="8.999cm" svg:height="6.005cm" svg:x="11cm" svg:y="20.422cm"/>
    </style:handout-master>
    <style:master-page style:name="Standard" style:page-layout-name="PM1" draw:style-name="Mdp1">
      <draw:frame presentation:style-name="Standard-title" draw:layer="backgroundobjects" svg:width="52.197cm" svg:height="3.506cm" svg:x="2.897cm" svg:y="0.833cm" presentation:class="title" presentation:placeholder="true">
        <draw:text-box/>
      </draw:frame>
      <draw:frame presentation:style-name="Standard-outline1" draw:layer="backgroundobjects" svg:width="52.197cm" svg:height="12.179cm" svg:x="2.897cm" svg:y="4.911cm" presentation:class="outline" presentation:placeholder="true">
        <draw:text-box/>
      </draw:frame>
      <draw:frame presentation:style-name="Mpr1" draw:text-style-name="MP1" draw:layer="backgroundobjects" svg:width="13.512cm" svg:height="1.448cm" svg:x="2.897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384cm" svg:height="1.448cm" svg:x="19.833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512cm" svg:height="1.448cm" svg:x="41.583cm" svg:y="19.12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1:40:26.501147381</meta:creation-date>
    <dc:date>2016-03-14T15:47:50.889170989</dc:date>
    <meta:editing-duration>PT4H15M22S</meta:editing-duration>
    <meta:editing-cycles>11</meta:editing-cycles>
    <meta:generator>LibreOffice/4.2.8.2$Linux_X86_64 LibreOffice_project/420m0$Build-2</meta:generator>
    <meta:document-statistic meta:object-count="53"/>
  </office:meta>
</office:document-meta>
</file>